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9000001114C3C31FE.png" manifest:media-type="image/png"/>
  <manifest:file-entry manifest:full-path="Pictures/100000010000026C00000031C21F962E.png" manifest:media-type="image/png"/>
  <manifest:file-entry manifest:full-path="Pictures/10000001000002E500000118443A9699.png" manifest:media-type="image/png"/>
  <manifest:file-entry manifest:full-path="Pictures/1000000100000364000002F9623B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d31" officeooo:paragraph-rsid="001f4d31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ing results from command line:</text:p>
      <text:p text:style-name="P1"/>
      <text:p text:style-name="P1"><draw:frame draw:style-name="fr3" draw:name="Image1" text:anchor-type="as-char" svg:width="6.6929in" svg:height="5.8673in" draw:z-index="0"><draw:image xlink:href="Pictures/1000000100000364000002F9623B852B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as-char" svg:y="-2.5846in" svg:width="6.6929in" svg:height="2.5283in" draw:z-index="1"><draw:image xlink:href="Pictures/10000001000002E500000118443A9699.png" xlink:type="simple" xlink:show="embed" xlink:actuate="onLoad" draw:mime-type="image/png"/></draw:frame></text:p>
      <text:p text:style-name="P1"/>
      <text:p text:style-name="P1"><draw:frame draw:style-name="fr2" draw:name="Image3" text:anchor-type="as-char" svg:width="6.4583in" svg:height="0.5102in" draw:z-index="2"><draw:image xlink:href="Pictures/100000010000026C00000031C21F962E.png" xlink:type="simple" xlink:show="embed" xlink:actuate="onLoad" draw:mime-type="image/png"/></draw:frame></text:p>
      <text:p text:style-name="P1"/>
      <text:p text:style-name="P1"><text:soft-page-break/><draw:frame draw:style-name="fr1" draw:name="Image4" text:anchor-type="as-char" svg:y="-2.1575in" svg:width="6.6929in" svg:height="2.6827in" draw:z-index="3"><draw:image xlink:href="Pictures/10000001000002A9000001114C3C31F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8:15:05.086484628</meta:creation-date>
    <dc:date>2026-02-08T18:18:29.930959315</dc:date>
    <meta:editing-duration>PT3M25S</meta:editing-duration>
    <meta:editing-cycles>1</meta:editing-cycles>
    <meta:document-statistic meta:table-count="0" meta:image-count="4" meta:object-count="0" meta:page-count="2" meta:paragraph-count="5" meta:word-count="5" meta:character-count="34" meta:non-whitespace-character-count="30"/>
    <meta:generator>LibreOffice/24.2.7.2$Linux_X86_64 LibreOffice_project/420$Build-2</meta:generator>
  </office:meta>
</office:document-meta>
</file>